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326e" officeooo:paragraph-rsid="0010326e"/>
    </style:style>
    <style:style style:name="P2" style:family="paragraph" style:parent-style-name="Standard">
      <style:paragraph-properties fo:text-align="center" style:justify-single-word="false"/>
      <style:text-properties officeooo:rsid="0010326e" officeooo:paragraph-rsid="0010326e"/>
    </style:style>
    <style:style style:name="P3" style:family="paragraph" style:parent-style-name="Standard">
      <style:text-properties fo:font-style="italic" officeooo:rsid="0010326e" officeooo:paragraph-rsid="0010326e" style:font-style-asian="italic" style:font-style-complex="italic"/>
    </style:style>
    <style:style style:name="P4" style:family="paragraph" style:parent-style-name="Standard">
      <style:text-properties officeooo:rsid="0011998a" officeooo:paragraph-rsid="0011998a"/>
    </style:style>
    <style:style style:name="P5" style:family="paragraph" style:parent-style-name="Standard">
      <style:text-properties officeooo:rsid="0011f493" officeooo:paragraph-rsid="0011f493"/>
    </style:style>
    <style:style style:name="P6" style:family="paragraph" style:parent-style-name="Standard">
      <style:text-properties officeooo:rsid="00138f77" officeooo:paragraph-rsid="00138f77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officeooo:rsid="0010326e"/>
    </style:style>
    <style:style style:name="T2" style:family="text">
      <style:text-properties officeooo:rsid="0011998a"/>
    </style:style>
    <style:style style:name="T3" style:family="text">
      <style:text-properties officeooo:rsid="0011f493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1f493"/>
    </style:style>
    <style:style style:name="T6" style:family="text">
      <style:text-properties style:text-position="sub 58%" officeooo:rsid="0011998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bstract <text:span text:style-name="T1">Implication</text:span> Theorem</text:p>
      <text:p text:style-name="P2">by Sven Nilsen, 2020</text:p>
      <text:p text:style-name="P1"/>
      <text:p text:style-name="P3">In this paper I present an abstract implication theorem found in Path Semantical Logic.</text:p>
      <text:p text:style-name="P1"/>
      <text:p text:style-name="P1">The Abstract Implication Theorem is a proof in Path Semantical Logic<text:span text:style-name="T8"><text:reference-ref text:reference-format="text" text:ref-name="path semantical logic">[1]</text:reference-ref></text:span>:</text:p>
      <text:p text:style-name="P1"/>
      <text:p text:style-name="P1"><text:tab/>(a, b) (T, U):</text:p>
      <text:p text:style-name="P1"><text:tab/>a=&gt;b, a(T)=b(U) <text:s/>=&gt; <text:s/>T=&gt;U</text:p>
      <text:p text:style-name="P1"/>
      <text:p text:style-name="P1">Where the tuple `(a, b)` has level 1 and the tuple `(T, U)` has level 0.</text:p>
      <text:p text:style-name="P1">The notation `a(T)` means `a=&gt;T` where `T` is at a lower level.</text:p>
      <text:p text:style-name="P1"/>
      <text:p text:style-name="P4">The Abstract Implication Theorem is similar to the Implication Theorem<text:span text:style-name="T8"><text:reference-ref text:reference-format="text" text:ref-name="implication theorem">[2]</text:reference-ref></text:span>,</text:p>
      <text:p text:style-name="P4">except that `a(T)` and `b(U)` can not be proved from the premises.</text:p>
      <text:p text:style-name="P4"/>
      <text:p text:style-name="P4">The Abstract Implication Theorem says that implications carries over to lower leve<text:span text:style-name="T3">l</text:span>s, over equalities of associations, even if the associations themselves are not asserted formally. It is sufficient that the equality of associations are asserted.</text:p>
      <text:p text:style-name="P4"/>
      <text:p text:style-name="P5">A slightly more generalized version shows that this technique has expressive power:</text:p>
      <text:p text:style-name="P4"/>
      <text:p text:style-name="P4"><text:tab/>(a, b<text:span text:style-name="T5">1</text:span>, <text:span text:style-name="T3">b</text:span><text:span text:style-name="T5">2</text:span>), (T, U<text:span text:style-name="T4">1</text:span>, U<text:span text:style-name="T4">2</text:span>):</text:p>
      <text:p text:style-name="P4"><text:tab/>a=&gt;(b<text:span text:style-name="T5">1</text:span> ∨ <text:span text:style-name="T3">b</text:span><text:span text:style-name="T5">2</text:span>), a(T)=(b<text:span text:style-name="T5">1</text:span>(U<text:span text:style-name="T4">1</text:span>) ∧ <text:span text:style-name="T3">b</text:span><text:span text:style-name="T5">2</text:span>(U<text:span text:style-name="T4">2</text:span>)) <text:s/>=&gt; <text:s/>T=&gt;(U<text:span text:style-name="T4">1</text:span> ∨ U<text:span text:style-name="T4">2</text:span>)</text:p>
      <text:p text:style-name="P4"/>
      <text:p text:style-name="P5">The premise `<text:span text:style-name="T2">a(T)=(b</text:span><text:span text:style-name="T4">1</text:span><text:span text:style-name="T2">(U</text:span><text:span text:style-name="T6">1</text:span><text:span text:style-name="T2">) ∧ </text:span>b<text:span text:style-name="T4">2</text:span><text:span text:style-name="T2">(U</text:span><text:span text:style-name="T6">2</text:span><text:span text:style-name="T2">))</text:span>` is necessary to carry over the relationship `<text:span text:style-name="T2">∨</text:span>`.</text:p>
      <text:p text:style-name="P5">This is not provable using the premise `<text:span text:style-name="T2">a(T)=(b</text:span><text:span text:style-name="T4">1</text:span><text:span text:style-name="T2">(U</text:span><text:span text:style-name="T6">1</text:span><text:span text:style-name="T2">) ∨ </text:span>b<text:span text:style-name="T4">2</text:span><text:span text:style-name="T2">(U</text:span><text:span text:style-name="T6">2</text:span><text:span text:style-name="T2">))</text:span>` instead.</text:p>
      <text:p text:style-name="P5"/>
      <text:h text:style-name="P7" text:outline-level="3">References:</text:h>
      <text:p text:style-name="P5"/>
      <text:p text:style-name="P5"><text:reference-mark-start text:name="path semantical logic"/>[1]<text:reference-mark-end text:name="path semantical logic"/><text:tab/>“Path Semantical Logic”</text:p>
      <text:p text:style-name="P5"><text:tab/>AdvancedResearch, reading sequence on Path Semantics</text:p>
      <text:p text:style-name="P5"><text:tab/><text:a xlink:type="simple" xlink:href="https://github.com/advancedresearch/path_semantics/blob/master/sequences.md#path-semantical-logic" text:style-name="Internet_20_link" text:visited-style-name="Visited_20_Internet_20_Link"><text:span text:style-name="T7">https://github.com/advancedresearch/path_semantics/blob/master/sequences.md#path-semantical-logic</text:span></text:a></text:p>
      <text:p text:style-name="P5"/>
      <text:p text:style-name="P6"><text:reference-mark-start text:name="implication theorem"/>[2]<text:reference-mark-end text:name="implication theorem"/><text:tab/>“Implication Theorem”</text:p>
      <text:p text:style-name="P6"><text:tab/>Sven Nilsen, 2020</text:p>
      <text:p text:style-name="P6"><text:tab/><text:a xlink:type="simple" xlink:href="https://github.com/advancedresearch/path_semantics/blob/master/papers-wip/implication-theorem.pdf" text:style-name="Internet_20_link" text:visited-style-name="Visited_20_Internet_20_Link"><text:span text:style-name="T7">https://github.com/advancedresearch/path_semantics/blob/master/papers-wip/implication-theorem.pdf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4:02:14.983923000</meta:creation-date>
    <dc:date>2020-08-31T14:37:17.868172000</dc:date>
    <meta:editing-duration>PT3M10S</meta:editing-duration>
    <meta:editing-cycles>1</meta:editing-cycles>
    <meta:document-statistic meta:table-count="0" meta:image-count="0" meta:object-count="0" meta:page-count="2" meta:paragraph-count="23" meta:word-count="196" meta:character-count="1420" meta:non-whitespace-character-count="1235"/>
    <meta:generator>LibreOffice/5.1.2.2$MacOSX_X86_64 LibreOffice_project/d3bf12ecb743fc0d20e0be0c58ca359301eb705f</meta:generator>
  </office:meta>
</office:document-meta>
</file>